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-E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3-E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4-E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5-E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D6-E6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7-E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8-E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9-E9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0-E1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1-E1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2-E12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3-E1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4-E14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5-E1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6-E1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7-E1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8-E1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9-E19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0-E20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1-E2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22-E2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3-E2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4-E2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5-E2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6-E2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7-E2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30-E30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31-E3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33" table:formula="msoxl:=SUM(E2:E31)" table:style-name="ce1">
            <text:p>33</text:p>
          </table:table-cell>
          <table:table-cell office:value-type="float" office:value="15" table:formula="msoxl:=D32-E32" table:style-name="ce1">
            <text:p>15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wood table</text:p>
          </table:table-cell>
          <table:table-cell office:value-type="string" table:style-name="ce1">
            <text:p>1x 630mm*3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45" table:style-name="ce1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15x 10mm</text:p>
          </table:table-cell>
          <table:table-cell office:value-type="string" table:style-name="ce1">
            <text:p>3x 25mm</text:p>
          </table:table-cell>
          <table:table-cell office:value-type="string" table:style-name="ce1">
            <text:p>1x 20mm<text:s/></text:p>
          </table:table-cell>
          <table:table-cell office:value-type="string" table:style-name="ce1">
            <text:p>2x 23mm</text:p>
          </table:table-cell>
          <table:table-cell office:value-type="string" table:style-name="ce1">
            <text:p>4x 35mm</text:p>
          </table:table-cell>
          <table:table-cell office:value-type="string" table:style-name="ce1">
            <text:p>4x 32mm</text:p>
          </table:table-cell>
          <table:table-cell office:value-type="string" table:style-name="ce1">
            <text:p>1x 24m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3 threaded rod</text:p>
          </table:table-cell>
          <table:table-cell office:value-type="string" table:style-name="ce1">
            <text:p>4x 150mm</text:p>
          </table:table-cell>
          <table:table-cell office:value-type="string" table:style-name="ce1">
            <text:p>4x 135mm</text:p>
          </table:table-cell>
          <table:table-cell office:value-type="string" table:style-name="ce1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 5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string" table:style-name="ce1">
            <text:p>2x 150mm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4-06T19:16:15Z</dc:date>
  </office:meta>
</office:document-meta>
</file>